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10814" officeooo:paragraph-rsid="00010814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10814" officeooo:paragraph-rsid="0001d403" style:font-size-asian="12pt" style:font-size-complex="12pt"/>
    </style:style>
    <style:style style:name="P3" style:family="paragraph" style:parent-style-name="Standard">
      <style:text-properties style:font-name="Liberation Serif" fo:font-size="12pt" officeooo:rsid="00010814" officeooo:paragraph-rsid="000646a4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396d5" officeooo:paragraph-rsid="000396d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4ae5d" officeooo:paragraph-rsid="0004ae5d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4ae5d" officeooo:paragraph-rsid="0009d911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58a06" officeooo:paragraph-rsid="00058a06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58a06" officeooo:paragraph-rsid="0009d911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646a4" officeooo:paragraph-rsid="000646a4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67dfb" officeooo:paragraph-rsid="00067dfb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7fbbd" officeooo:paragraph-rsid="0007fbbd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80aee" officeooo:paragraph-rsid="00080aee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9b049" officeooo:paragraph-rsid="0009b04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9d911" officeooo:paragraph-rsid="0009d911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c2819" officeooo:paragraph-rsid="000c2819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646a4" officeooo:paragraph-rsid="000646a4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04ae5d" officeooo:paragraph-rsid="0004ae5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style:font-name="Liberation Serif" fo:font-size="12pt" style:text-underline-style="solid" style:text-underline-width="auto" style:text-underline-color="font-color" fo:font-weight="bold" officeooo:rsid="00067dfb" officeooo:paragraph-rsid="00067df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style:font-name="Liberation Serif" fo:font-size="12pt" style:text-underline-style="solid" style:text-underline-width="auto" style:text-underline-color="font-color" fo:font-weight="bold" officeooo:rsid="00010814" officeooo:paragraph-rsid="00067dfb" style:font-size-asian="12pt" style:font-weight-asian="bold" style:font-size-complex="12pt" style:font-weight-complex="bold"/>
    </style:style>
    <style:style style:name="T1" style:family="text">
      <style:text-properties style:use-window-font-color="true" style:font-name="Lucida Console" fo:font-size="9pt" style:font-size-asian="9pt" fo:background-color="#ffffff"/>
    </style:style>
    <style:style style:name="T2" style:family="text">
      <style:text-properties style:use-window-font-color="true" style:font-name="Lucida Console" fo:font-size="9pt" officeooo:rsid="0007fbbd" style:font-size-asian="9pt" fo:background-color="#ffffff"/>
    </style:style>
    <style:style style:name="T3" style:family="text">
      <style:text-properties style:use-window-font-color="true" fo:font-size="9pt" style:font-size-asian="9pt" fo:background-color="#ffffff"/>
    </style:style>
    <style:style style:name="T4" style:family="text">
      <style:text-properties style:use-window-font-color="true" fo:font-size="9pt" officeooo:rsid="0007fbbd" style:font-size-asian="9pt" fo:background-color="#ffffff"/>
    </style:style>
    <style:style style:name="T5" style:family="text">
      <style:text-properties style:use-window-font-color="true" fo:background-color="#ffffff"/>
    </style:style>
    <style:style style:name="T6" style:family="text">
      <style:text-properties style:use-window-font-color="true" officeooo:rsid="0001d403" fo:background-color="#ffffff"/>
    </style:style>
    <style:style style:name="T7" style:family="text">
      <style:text-properties style:use-window-font-color="true" officeooo:rsid="000396d5" fo:background-color="#ffffff"/>
    </style:style>
    <style:style style:name="T8" style:family="text">
      <style:text-properties style:use-window-font-color="true" officeooo:rsid="00010814" fo:background-color="#ffffff"/>
    </style:style>
    <style:style style:name="T9" style:family="text">
      <style:text-properties style:use-window-font-color="true" officeooo:rsid="00058a06" fo:background-color="#ffffff"/>
    </style:style>
    <style:style style:name="T10" style:family="text">
      <style:text-properties style:use-window-font-color="true" fo:font-style="italic" fo:font-weight="bold" style:font-style-asian="italic" style:font-weight-asian="bold" style:font-style-complex="italic" style:font-weight-complex="bold" fo:background-color="#ffffff"/>
    </style:style>
    <style:style style:name="T11" style:family="text">
      <style:text-properties style:use-window-font-color="true" officeooo:rsid="0007fbbd" fo:background-color="#ffffff"/>
    </style:style>
    <style:style style:name="T12" style:family="text">
      <style:text-properties style:use-window-font-color="true" officeooo:rsid="0009d911" fo:background-color="#ffffff"/>
    </style:style>
    <style:style style:name="T13" style:family="text">
      <style:text-properties officeooo:rsid="0005d102"/>
    </style:style>
    <style:style style:name="T14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itial dataset</text:p>
      <text:p text:style-name="P1"/>
      <text:p text:style-name="P16">Dataset</text:p>
      <text:p text:style-name="P1">Original data sent by Qwant: <text:span text:style-name="T5">data_Wiki_NER_filtered.sent-ner </text:span><text:span text:style-name="T6">(~1.2GB)</text:span></text:p>
      <text:p text:style-name="P1"><text:span text:style-name="T5">Number of lines: </text:span><text:span text:style-name="T10">20 094 914</text:span></text:p>
      <text:p text:style-name="P1"/>
      <text:p text:style-name="P1">Head 10 first rows:</text:p>
      <text:p text:style-name="P1"/>
      <text:p text:style-name="P1"><text:span text:style-name="T1">" " ( Editions législatives , novembre 2017 ) <text:s text:c="2"/>O O O O O O B-DATE I-DATE O</text:span></text:p>
      <text:p text:style-name="Standard"><text:span text:style-name="T1">" " ( Editions législatives , novembre 2017 <text:s text:c="4"/>O O O O O O B-DATE I-DATE</text:span></text:p>
      <text:p text:style-name="Standard"><text:span text:style-name="T1">" " ( Editions législatives , novembre <text:s/>O O O O O O B-DATE</text:span></text:p>
      <text:p text:style-name="Standard"><text:span text:style-name="T1">" " , avec Robyn , a <text:s text:c="3"/>O O O O B-PEOPLE O O</text:span></text:p>
      <text:p text:style-name="Standard"><text:span text:style-name="T1">" " , avec Robyn , a été publié O O O O B-PEOPLE O O O O</text:span></text:p>
      <text:p text:style-name="Standard"><text:span text:style-name="T1">" " , avec Robyn , a été <text:s text:c="7"/>O O O O B-PEOPLE O O O</text:span></text:p>
      <text:p text:style-name="Standard"><text:span text:style-name="T1">" " , avec Robyn , <text:s text:c="5"/>O O O O B-PEOPLE O</text:span></text:p>
      <text:p text:style-name="Standard"><text:span text:style-name="T1">" " , avec Robyn <text:s text:c="7"/>O O O O B-PEOPLE</text:span></text:p>
      <text:p text:style-name="Standard"><text:span text:style-name="T1">" " , jouée au Théâtre des Déchargeurs à <text:s text:c="7"/>O O O O O B-MISC I-MISC I-MISC O</text:span></text:p>
      <text:p text:style-name="Standard"><text:span text:style-name="T1">" " , le 14 février 2011. Khemis El <text:s text:c="4"/>O O O O B-DATE I-DATE O B-LOC_CITY I-LOC_CITY</text:span></text:p>
      <text:p text:style-name="P1"/>
      <text:p text:style-name="P16">Split datasets</text:p>
      <text:p text:style-name="P3">Split data between words and labels, and also between train (80%) valid (10%) and test (10%) datasets separately.</text:p>
      <text:p text:style-name="P1">A shuffle has been performed in the initial dataset.</text:p>
      <text:p text:style-name="P2">Train: <text:span text:style-name="T5">16 075 931 </text:span><text:span text:style-name="T7">rows (=sentences) </text:span><text:span text:style-name="T5">for each both datasets words </text:span><text:span text:style-name="T6">(572MB)</text:span><text:span text:style-name="T5"> and tags </text:span><text:span text:style-name="T6">(~400MB)</text:span><text:span text:style-name="T5"> </text:span></text:p>
      <text:p text:style-name="P4"><text:span text:style-name="T5">Valid/Test: 2 009 491 rows (=sentences) </text:span><text:span text:style-name="T8">for each both datasets words </text:span><text:span text:style-name="T6">(</text:span><text:span text:style-name="T5">71</text:span><text:span text:style-name="T6">MB)</text:span><text:span text:style-name="T8"> and tags </text:span><text:span text:style-name="T6">(~</text:span><text:span text:style-name="T5">50</text:span><text:span text:style-name="T6">MB)</text:span><text:span text:style-name="T8"> </text:span></text:p>
      <text:p text:style-name="P1"/>
      <text:p text:style-name="P17">Preprocessing- vocab<text:span text:style-name="T13">ulary</text:span> size: </text:p>
      <text:p text:style-name="P5">Words: <text:span text:style-name="T5">254 29</text:span><text:span text:style-name="T9">1</text:span><text:span text:style-name="T5"> different words in the training datasets</text:span></text:p>
      <text:p text:style-name="P5"><text:span text:style-name="T5">Characters: 1 55</text:span><text:span text:style-name="T9">2</text:span><text:span text:style-name="T5"> </text:span></text:p>
      <text:p text:style-name="P7"><text:span text:style-name="T5">NER tags: 17</text:span></text:p>
      <text:p text:style-name="P7"><text:span text:style-name="T5"/></text:p>
      <text:p text:style-name="P16"><text:span text:style-name="T5">Model run:</text:span></text:p>
      <text:p text:style-name="P9"><text:span text:style-name="T5">A first run has been performed in google colab, with the default parameters and datasets detailed just before. The run didn’t finished because it takes more than 8 hours to run.</text:span></text:p>
      <text:p text:style-name="P9"><text:span text:style-name="T5">Maximum steps parametered in config file was about 100 000, the model stops running at 70 000 steps. The accuracy showed at this time was about 91%.</text:span></text:p>
      <text:p text:style-name="P9"><text:span text:style-name="T5"/></text:p>
      <text:p text:style-name="P9"><text:span text:style-name="T5"/></text:p>
      <text:p text:style-name="P19"><text:span text:style-name="T14">Reduction of dataset size</text:span></text:p>
      <text:p text:style-name="P10"><text:span text:style-name="T5">In order to be able to run the model in google colab using GPU, must reduce the size of the dataset.</text:span></text:p>
      <text:p text:style-name="P11"><text:span text:style-name="T5">In the research paper: </text:span></text:p>
      <text:p text:style-name="P11"><text:span text:style-name="T5">Train: SENT 14 987 and TOKEN 204 567</text:span></text:p>
      <text:p text:style-name="P13"><text:span text:style-name="T5">Valid</text:span><text:span text:style-name="T11">: SENT </text:span><text:span text:style-name="T5">3466</text:span><text:span text:style-name="T11"> and TOKEN </text:span><text:span text:style-name="T5">51578</text:span></text:p>
      <text:p text:style-name="P13"><text:span text:style-name="T5">Test</text:span><text:span text:style-name="T11">: SENT </text:span><text:span text:style-name="T5">3684</text:span><text:span text:style-name="T11"> and TOKEN </text:span><text:span text:style-name="T5">46666</text:span></text:p>
      <text:p text:style-name="P11"><text:span text:style-name="T5"/></text:p>
      <text:p text:style-name="P14"><text:span text:style-name="T5">Our dataset:</text:span></text:p>
      <text:p text:style-name="P12"><text:span text:style-name="T5">Train: 5M rows </text:span><text:span text:style-name="T12">(180Mb and 124Mb)</text:span></text:p>
      <text:p text:style-name="P12"><text:span text:style-name="T5">Valid and test: 625K rows </text:span><text:span text:style-name="T12">(22Mb and 15Mb)</text:span></text:p>
      <text:p text:style-name="P12"><text:span text:style-name="T5"/></text:p>
      <text:p text:style-name="P12"><text:span text:style-name="T5">vocab size:</text:span></text:p>
      <text:p text:style-name="P12"><text:span text:style-name="T5">words: </text:span><text:span text:style-name="T11">231 94</text:span><text:span text:style-name="T12">0</text:span><text:span text:style-name="T11"> wiki-src-train-vocab.txt</text:span></text:p>
      <text:p text:style-name="P6"><text:span text:style-name="T5">Characters: 1 </text:span><text:span text:style-name="T12">419</text:span><text:span text:style-name="T5"> </text:span></text:p>
      <text:p text:style-name="P8"><text:span text:style-name="T5">NER tags: 17</text:span></text:p>
      <text:p text:style-name="P11"><text:span text:style-name="T5"/></text:p>
      <text:p text:style-name="P15"><text:span text:style-name="T5">Model Params</text:span></text:p>
      <text:p text:style-name="P15"><text:span text:style-name="T5"/></text:p>
      <text:p text:style-name="P11"><text:soft-page-break/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7:18.291000000</meta:creation-date>
    <dc:date>2020-08-05T18:49:38.249000000</dc:date>
    <meta:editing-duration>PT1H32M6S</meta:editing-duration>
    <meta:editing-cycles>13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41" meta:word-count="390" meta:character-count="1983" meta:non-whitespace-character-count="1588"/>
  </office:meta>
</office:document-meta>
</file>